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loext:graphic-properties draw:fill="solid" draw:fill-color="#aed7a8" draw:opacity="100%"/>
      <style:paragraph-properties fo:margin-top="0.176cm" fo:margin-bottom="0.176cm" style:contextual-spacing="false" fo:hyphenation-ladder-count="no-limit" fo:background-color="#aed7a8" style:vertical-align="auto"/>
      <style:text-properties fo:color="#000000" loext:opacity="100%" style:font-name="Arial" style:letter-kerning="false" style:font-name-asian="Times New Roman" style:language-asian="es" style:country-asian="ES" style:font-name-complex="Arial" style:language-complex="ar" style:country-complex="SA" fo:hyphenate="true" loext:hyphenation-no-caps="false" loext:hyphenation-no-last-word="false" loext:hyphenation-word-char-count="no-limit" loext:hyphenation-zone="no-limit"/>
    </style:style>
    <style:style style:name="P2" style:family="paragraph" style:parent-style-name="Normal">
      <loext:graphic-properties draw:fill="solid" draw:fill-color="#aed7a8" draw:opacity="100%"/>
      <style:paragraph-properties fo:margin-top="0.176cm" fo:margin-bottom="0.176cm" style:contextual-spacing="false" fo:hyphenation-ladder-count="no-limit" fo:background-color="#aed7a8" style:vertical-align="auto"/>
      <style:text-properties fo:color="#000000" loext:opacity="100%" style:font-name="Arial" fo:font-size="13pt" style:font-size-asian="13pt" style:font-name-complex="Arial" style:font-size-complex="13pt" fo:hyphenate="true" loext:hyphenation-no-caps="false" loext:hyphenation-no-last-word="false" loext:hyphenation-word-char-count="no-limit" loext:hyphenation-zone="no-limit"/>
    </style:style>
    <style:style style:name="P3" style:family="paragraph" style:parent-style-name="Normal_20__28_Web_29_">
      <loext:graphic-properties draw:fill="solid" draw:fill-color="#aed7a8" draw:opacity="100%"/>
      <style:paragraph-properties fo:background-color="#aed7a8"/>
      <style:text-properties fo:color="#000000" loext:opacity="100%" style:font-name="Arial" fo:font-size="13pt" style:font-size-asian="13pt" style:font-name-complex="Arial" style:font-size-complex="13pt"/>
    </style:style>
    <style:style style:name="P4" style:family="paragraph" style:parent-style-name="HTML_20_con_20_formato_20_previo">
      <loext:graphic-properties draw:fill="solid" draw:fill-color="#aed7a8" draw:opacity="100%"/>
      <style:paragraph-properties fo:background-color="#aed7a8"/>
      <style:text-properties fo:color="#000000" loext:opacity="100%" style:font-name="Arial" fo:font-size="13pt" style:font-size-asian="13pt" style:font-name-complex="Arial" style:font-size-complex="13pt"/>
    </style:style>
    <style:style style:name="P5" style:family="paragraph" style:parent-style-name="Normal">
      <loext:graphic-properties draw:fill="solid" draw:fill-color="#aed7a8" draw:opacity="100%"/>
      <style:paragraph-properties fo:hyphenation-ladder-count="no-limit" fo:background-color="#aed7a8"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letter-kerning="false" style:font-name-asian="Times New Roman" style:font-size-asian="10pt" style:language-asian="es" style:country-asian="ES" style:font-name-complex="Courier New" style:font-size-complex="10pt" style:language-complex="ar" style:country-complex="SA" fo:hyphenate="true" loext:hyphenation-no-caps="false" loext:hyphenation-no-last-word="false" loext:hyphenation-word-char-count="no-limit" loext:hyphenation-zone="no-limit"/>
    </style:style>
    <style:style style:name="P6" style:family="paragraph" style:parent-style-name="Normal_20__28_Web_29_">
      <loext:graphic-properties draw:fill="solid" draw:fill-color="#aed7a8" draw:opacity="100%"/>
      <style:paragraph-properties fo:background-color="#aed7a8"/>
      <style:text-properties fo:color="#000000" loext:opacity="100%" fo:font-size="13pt" style:font-size-asian="13pt" style:font-size-complex="13pt"/>
    </style:style>
    <style:style style:name="P7" style:family="paragraph" style:parent-style-name="HTML_20_con_20_formato_20_previo">
      <loext:graphic-properties draw:fill="solid" draw:fill-color="#aed7a8" draw:opacity="100%"/>
      <style:paragraph-properties fo:background-color="#aed7a8"/>
      <style:text-properties fo:color="#000000" loext:opacity="100%" fo:font-size="13pt" style:font-size-asian="13pt" style:font-size-complex="13pt"/>
    </style:style>
    <style:style style:name="P8" style:family="paragraph" style:parent-style-name="Puesto">
      <style:text-properties style:font-name-asian="Times New Roman" style:language-asian="es" style:country-asian="ES" style:language-complex="ar" style:country-complex="SA"/>
    </style:style>
    <style:style style:name="P9" style:family="paragraph" style:parent-style-name="HTML_20_con_20_formato_20_previo">
      <loext:graphic-properties draw:fill="solid" draw:fill-color="#aed7a8" draw:opacity="100%"/>
      <style:paragraph-properties fo:background-color="#aed7a8"/>
    </style:style>
    <style:style style:name="P10" style:family="paragraph" style:parent-style-name="Normal_20__28_Web_29_">
      <loext:graphic-properties draw:fill="solid" draw:fill-color="#aed7a8" draw:opacity="100%"/>
      <style:paragraph-properties fo:background-color="#aed7a8"/>
      <style:text-properties fo:color="#000000" loext:opacity="100%" style:font-name="Arial" fo:font-size="13pt" fo:font-weight="bold" style:font-size-asian="13pt" style:font-weight-asian="bold" style:font-name-complex="Arial" style:font-size-complex="13pt" style:font-weight-complex="bold"/>
    </style:style>
    <style:style style:name="P11" style:family="paragraph" style:parent-style-name="Standard" style:master-page-name="MP0">
      <loext:graphic-properties draw:fill="solid" draw:fill-color="#f6f8fa" draw:opacity="100%"/>
      <style:paragraph-properties fo:margin-top="0cm" fo:margin-bottom="0.635cm" style:contextual-spacing="false" style:line-height-at-least="0.582cm" fo:hyphenation-ladder-count="no-limit" style:page-number="auto" fo:break-before="page" fo:background-color="#f6f8fa"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12" style:family="paragraph" style:parent-style-name="Normal">
      <loext:graphic-properties draw:fill="solid" draw:fill-color="#aed7a8" draw:opacity="100%"/>
      <style:paragraph-properties fo:margin-top="0.176cm" fo:margin-bottom="0.176cm" style:contextual-spacing="false" fo:hyphenation-ladder-count="no-limit" fo:background-color="#aed7a8" style:vertical-align="auto"/>
      <style:text-properties fo:color="#000000" loext:opacity="100%" style:font-name="Arial" fo:font-weight="bold" style:letter-kerning="false" style:font-name-asian="Times New Roman" style:language-asian="es" style:country-asian="ES" style:font-weight-asian="bold" style:font-name-complex="Arial" style:language-complex="ar" style:country-complex="SA" style:font-weight-complex="bold" fo:hyphenate="true" loext:hyphenation-no-caps="false" loext:hyphenation-no-last-word="false" loext:hyphenation-word-char-count="no-limit" loext:hyphenation-zone="no-limit"/>
    </style:style>
    <style:style style:name="P13" style:family="paragraph" style:parent-style-name="Normal">
      <loext:graphic-properties draw:fill="solid" draw:fill-color="#aed7a8" draw:opacity="100%"/>
      <style:paragraph-properties fo:hyphenation-ladder-count="no-limit" fo:background-color="#aed7a8"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letter-kerning="false" style:font-name-asian="Times New Roman" style:font-size-asian="10pt" style:language-asian="es" style:country-asian="ES" style:font-name-complex="Courier New" style:font-size-complex="10pt" style:language-complex="ar" style:country-complex="SA" fo:hyphenate="true" loext:hyphenation-no-caps="false" loext:hyphenation-no-last-word="false" loext:hyphenation-word-char-count="no-limit" loext:hyphenation-zone="no-limit"/>
    </style:style>
    <style:style style:name="T1" style:family="text">
      <style:text-properties fo:color="#000088" loext:opacity="100%" style:font-name="Consolas" fo:font-size="10.5pt" fo:font-style="italic" style:text-underline-style="solid" style:text-underline-width="auto" style:text-underline-color="font-color" fo:font-weight="bold" style:text-underline-mode="continuous" style:text-overline-mode="continuous" style:text-line-through-mode="continuous" style:letter-kerning="false" fo:background-color="#f6f8fa" loext:char-shading-value="0" style:font-name-asian="Times New Roman" style:font-size-asian="10.5pt" style:language-asian="es" style:country-asian="ES" style:font-style-asian="italic" style:font-weight-asian="bold" style:font-name-complex="Consolas" style:font-size-complex="10.5pt" style:language-complex="ar" style:country-complex="SA" style:font-weight-complex="bold"/>
    </style:style>
    <style:style style:name="T2" style:family="text">
      <style:text-properties fo:color="#000000" loext:opacity="100%" style:font-name="Consolas" fo:font-size="10.5pt" fo:font-style="italic" style:text-underline-style="solid" style:text-underline-width="auto" style:text-underline-color="font-color" fo:font-weight="bold" style:text-underline-mode="continuous" style:text-overline-mode="continuous" style:text-line-through-mode="continuous" style:letter-kerning="false" fo:background-color="#f6f8fa" loext:char-shading-value="0" style:font-name-asian="Times New Roman" style:font-size-asian="10.5pt" style:language-asian="es" style:country-asian="ES" style:font-style-asian="italic" style:font-weight-asian="bold" style:font-name-complex="Consolas" style:font-size-complex="10.5pt" style:language-complex="ar" style:country-complex="S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uente_20_de_20_párrafo_20_predeter."><text:span text:style-name="T1">SET</text:span></text:span><text:span text:style-name="Fuente_20_de_20_párrafo_20_predeter."><text:span text:style-name="T2"> SERVEROUTPUT </text:span></text:span><text:span text:style-name="Fuente_20_de_20_párrafo_20_predeter."><text:span text:style-name="T1">ON</text:span></text:span></text:p>
      <text:p text:style-name="P1"/>
      <text:p text:style-name="P1">Trabajamos con la tabla "libros" de una librería.</text:p>
      <text:p text:style-name="P1">Eliminamos la tabla y la creamos nuevamente:</text:p>
      <text:p text:style-name="P5"><text:s/>drop table libros;</text:p>
      <text:p text:style-name="P5"/>
      <text:p text:style-name="P5"><text:s/>create table libros(</text:p>
      <text:p text:style-name="P5"><text:s text:c="2"/>titulo varchar2(40),</text:p>
      <text:p text:style-name="P5"><text:s text:c="2"/>autor varchar2(30),</text:p>
      <text:p text:style-name="P5"><text:s text:c="2"/>editorial varchar2(20),</text:p>
      <text:p text:style-name="P5"><text:s text:c="2"/>precio number(5,2)</text:p>
      <text:p text:style-name="P5"><text:s/>);</text:p>
      <text:p text:style-name="P8">Ingresamos algunos registros:</text:p>
      <text:p text:style-name="P5"><text:s/>insert into libros values ('Uno','Richard Bach','Planeta',15);</text:p>
      <text:p text:style-name="P5"><text:s/>insert into libros values ('Ilusiones','Richard Bach','Planeta',12);</text:p>
      <text:p text:style-name="P5"><text:s/>insert into libros values ('El aleph','Borges','Emece',25);</text:p>
      <text:p text:style-name="P5"><text:s/>insert into libros values ('Aprenda PHP','Mario Molina','Nuevo siglo',50);</text:p>
      <text:p text:style-name="P5"><text:s/>insert into libros values ('Matematica estas ahi','Paenza','Nuevo siglo',18);</text:p>
      <text:p text:style-name="P5"><text:s/>insert into libros values ('Puente al infinito','Bach Richard','Sudamericana',14);</text:p>
      <text:p text:style-name="P5"><text:s/>insert into libros values ('Antología','J. L. Borges','Paidos',24);</text:p>
      <text:p text:style-name="P5"><text:s/>insert into libros values ('Java en 10 minutos','Mario Molina','Siglo XXI',45);</text:p>
      <text:p text:style-name="P5"><text:s/>insert into libros values ('Cervantes y el quijote','Borges- Casares','Planeta',34);</text:p>
      <text:p text:style-name="P12">Creamos un procedimiento que recibe el nombre de una editorial y luego aumenta en un 10% los precios de los libros de tal editorial:</text:p>
      <text:p text:style-name="P5"><text:s/>CREATE OR REPLACE PROCEDURE aumentar_precio_editorial (p_editorial IN VARCHAR2) IS</text:p>
      <text:p text:style-name="P5">BEGIN</text:p>
      <text:p text:style-name="P5"><text:s text:c="2"/>UPDATE libros</text:p>
      <text:p text:style-name="P5"><text:s text:c="2"/>SET precio = precio * 1.1</text:p>
      <text:p text:style-name="P5"><text:s text:c="2"/>WHERE editorial = p_editorial;</text:p>
      <text:p text:style-name="P5">END;</text:p>
      <text:p text:style-name="P5">/</text:p>
      <text:p text:style-name="P5"/>
      <text:p text:style-name="P5"/>
      <text:p text:style-name="P12">Ejecutamos el procedimiento:</text:p>
      <text:p text:style-name="P5">BEGIN</text:p>
      <text:p text:style-name="P5"><text:s text:c="2"/>aumentar_precio_editorial('Planeta');</text:p>
      <text:p text:style-name="P5">END;</text:p>
      <text:p text:style-name="P5">/</text:p>
      <text:p text:style-name="P5"/>
      <text:p text:style-name="P5"/>
      <text:p text:style-name="P12">Verificamos que los precios de los libros de la editorial "Planeta" han aumentado un 10%:</text:p>
      <text:p text:style-name="P5"><text:s/>SQL&gt; SELECT * FROM libros WHERE editorial = 'Planeta';</text:p>
      <text:p text:style-name="P5"/>
      <text:p text:style-name="P5">TITULO <text:s text:c="34"/>AUTOR <text:s text:c="25"/>EDITORIAL <text:s text:c="15"/>PRECIO</text:p>
      <text:p text:style-name="P5">---------------------------------------- ------------------------------ -------------------- ----------</text:p>
      <text:p text:style-name="P5">Uno <text:s text:c="37"/>Richard Bach <text:s text:c="18"/>Planeta <text:s text:c="19"/>16,5</text:p>
      <text:p text:style-name="P5"><text:soft-page-break/>Ilusiones <text:s text:c="31"/>Richard Bach <text:s text:c="18"/>Planeta <text:s text:c="19"/>13,2</text:p>
      <text:p text:style-name="P5">Cervantes y el quijote <text:s text:c="18"/>Borges- Casares <text:s text:c="15"/>Planeta <text:s text:c="19"/>37,4</text:p>
      <text:p text:style-name="P5"/>
      <text:p text:style-name="P5"/>
      <text:p text:style-name="P12">Creamos otro procedimiento que recibe 2 parámetros, el nombre de una editorial y el valor de incremento (que tiene por defecto el valor 10):</text:p>
      <text:p text:style-name="P5">CREATE OR REPLACE PROCEDURE pa_libros_aumentar (</text:p>
      <text:p text:style-name="P5"><text:s text:c="2"/>p_editorial IN VARCHAR2,</text:p>
      <text:p text:style-name="P5"><text:s text:c="2"/>p_incremento IN NUMBER DEFAULT 10</text:p>
      <text:p text:style-name="P5">) IS</text:p>
      <text:p text:style-name="P5">BEGIN</text:p>
      <text:p text:style-name="P5"><text:s text:c="2"/>UPDATE libros</text:p>
      <text:p text:style-name="P5"><text:s text:c="2"/>SET precio = precio * (1 + (p_incremento / 100))</text:p>
      <text:p text:style-name="P5"><text:s text:c="2"/>WHERE editorial = p_editorial;</text:p>
      <text:p text:style-name="P5">END;</text:p>
      <text:p text:style-name="P5">/</text:p>
      <text:p text:style-name="P5"/>
      <text:p text:style-name="P5"/>
      <text:p text:style-name="P12">Ejecutamos el procedimiento enviando valores para ambos argumentos:</text:p>
      <text:p text:style-name="P5"><text:s/>BEGIN</text:p>
      <text:p text:style-name="P5"><text:s text:c="2"/>pa_libros_aumentar('Planeta', 30);</text:p>
      <text:p text:style-name="P5">END;</text:p>
      <text:p text:style-name="P5">/</text:p>
      <text:p text:style-name="P5"/>
      <text:p text:style-name="P12">Consultamos la tabla "libros" para verificar que los precios de los libros de la editorial "Planeta" han sido aumentados en un 30%:</text:p>
      <text:p text:style-name="P5"><text:s/>SQL&gt; SELECT * FROM libros WHERE editorial = 'Planeta';</text:p>
      <text:p text:style-name="P5"/>
      <text:p text:style-name="P5">TITULO <text:s text:c="34"/>AUTOR <text:s text:c="25"/>EDITORIAL <text:s text:c="15"/>PRECIO</text:p>
      <text:p text:style-name="P5">---------------------------------------- ------------------------------ -------------------- ----------</text:p>
      <text:p text:style-name="P5">Uno <text:s text:c="37"/>Richard Bach <text:s text:c="18"/>Planeta <text:s text:c="18"/>21,45</text:p>
      <text:p text:style-name="P5">Ilusiones <text:s text:c="31"/>Richard Bach <text:s text:c="18"/>Planeta <text:s text:c="18"/>17,16</text:p>
      <text:p text:style-name="P5">Cervantes y el quijote <text:s text:c="18"/>Borges- Casares <text:s text:c="15"/>Planeta <text:s text:c="18"/>48,62</text:p>
      <text:p text:style-name="P5"/>
      <text:p text:style-name="P12">Ejecutamos el procedimiento "pa_libros_aumentar" omitiendo el segundo parámetro porque tiene establecido un valor por defecto:</text:p>
      <text:p text:style-name="P5"><text:s/>BEGIN</text:p>
      <text:p text:style-name="P5"><text:s text:c="2"/>pa_libros_aumentar('Paidos');</text:p>
      <text:p text:style-name="P5">END;</text:p>
      <text:p text:style-name="P5">/</text:p>
      <text:p text:style-name="P5"/>
      <text:p text:style-name="P12">Consultamos la tabla "libros" para verificar que los precios de los libros de la editorial "Paidos" han sido aumentados en un 10% (valor por defecto):</text:p>
      <text:p text:style-name="P5"><text:s/>SQL&gt; SELECT * FROM libros WHERE editorial = 'Paidos';</text:p>
      <text:p text:style-name="P5"/>
      <text:p text:style-name="P5">TITULO <text:s text:c="34"/>AUTOR <text:s text:c="25"/>EDITORIAL <text:s text:c="15"/>PRECIO</text:p>
      <text:p text:style-name="P5">---------------------------------------- ------------------------------ -------------------- ----------</text:p>
      <text:p text:style-name="P5"><text:soft-page-break/>Antología <text:s text:c="31"/>J. L. Borges <text:s text:c="18"/>Paidos <text:s text:c="20"/>26,4</text:p>
      <text:p text:style-name="P5"/>
      <text:p text:style-name="P12">Definimos un procedimiento almacenado que ingrese un nuevo libro en la tabla "libros":</text:p>
      <text:p text:style-name="P5"><text:s/>CREATE OR REPLACE PROCEDURE pa_libros_insertar (</text:p>
      <text:p text:style-name="P5"><text:s text:c="2"/>titulo IN VARCHAR2,</text:p>
      <text:p text:style-name="P5"><text:s text:c="2"/>autor IN VARCHAR2,</text:p>
      <text:p text:style-name="P5"><text:s text:c="2"/>editorial IN VARCHAR2,</text:p>
      <text:p text:style-name="P5"><text:s text:c="2"/>precio IN NUMBER</text:p>
      <text:p text:style-name="P5">) IS</text:p>
      <text:p text:style-name="P5">BEGIN</text:p>
      <text:p text:style-name="P5"><text:s text:c="2"/>insert into libros values (titulo, autor, editorial, precio);</text:p>
      <text:p text:style-name="P5">END;</text:p>
      <text:p text:style-name="P5">/</text:p>
      <text:p text:style-name="P5"/>
      <text:p text:style-name="P12">Llamamos al procedimiento sin enviarle valores para los parámetros:</text:p>
      <text:p text:style-name="P5"><text:s/>SQL&gt; BEGIN</text:p>
      <text:p text:style-name="P5"><text:s text:c="2"/>2 <text:s/>pa_libros_insertar();</text:p>
      <text:p text:style-name="P5"><text:s text:c="2"/>3 <text:s/>END;</text:p>
      <text:p text:style-name="P5"><text:s text:c="2"/>4 <text:s/>/</text:p>
      <text:p text:style-name="P5">pa_libros_insertar();</text:p>
      <text:p text:style-name="P5">*</text:p>
      <text:p text:style-name="P5">ERROR en lÝnea 2:</text:p>
      <text:p text:style-name="P5">ORA-06550: lÝnea 2, columna 1:</text:p>
      <text:p text:style-name="P5">PLS-00306: n·mero o tipos de argumentos err¾neos al llamar a 'PA_LIBROS_INSERTAR'</text:p>
      <text:p text:style-name="P5">ORA-06550: lÝnea 2, columna 1:</text:p>
      <text:p text:style-name="P5">PL/SQL: Statement ignored</text:p>
      <text:p text:style-name="P5"/>
      <text:p text:style-name="P12">Veamos cómo se almacenó el registro:</text:p>
      <text:p text:style-name="P5"><text:s/></text:p>
      <text:p text:style-name="P5"/>
      <text:p text:style-name="P12">Llamamos al procedimiento enviándole valores solamente para el primer y cuarto parámetros correspondientes al título y precio:</text:p>
      <text:p text:style-name="P5"><text:s/>SQL&gt; SELECT * FROM libros;</text:p>
      <text:p text:style-name="P5"/>
      <text:p text:style-name="P5">TITULO <text:s text:c="34"/>AUTOR <text:s text:c="25"/>EDITORIAL <text:s text:c="15"/>PRECIO</text:p>
      <text:p text:style-name="P5">---------------------------------------- ------------------------------ -------------------- ----------</text:p>
      <text:p text:style-name="P5">Uno <text:s text:c="37"/>Richard Bach <text:s text:c="18"/>Planeta <text:s text:c="18"/>21,45</text:p>
      <text:p text:style-name="P5">Ilusiones <text:s text:c="31"/>Richard Bach <text:s text:c="18"/>Planeta <text:s text:c="18"/>17,16</text:p>
      <text:p text:style-name="P5">El aleph <text:s text:c="32"/>Borges <text:s text:c="24"/>Emece <text:s text:c="23"/>25</text:p>
      <text:p text:style-name="P5">Aprenda PHP <text:s text:c="29"/>Mario Molina <text:s text:c="18"/>Nuevo siglo <text:s text:c="17"/>50</text:p>
      <text:p text:style-name="P5">Matematica estas ahi <text:s text:c="20"/>Paenza <text:s text:c="24"/>Nuevo siglo <text:s text:c="17"/>18</text:p>
      <text:p text:style-name="P5">Puente al infinito <text:s text:c="22"/>Bach Richard <text:s text:c="18"/>Sudamericana <text:s text:c="16"/>14</text:p>
      <text:p text:style-name="P5">Antología <text:s text:c="31"/>J. L. Borges <text:s text:c="18"/>Paidos <text:s text:c="20"/>26,4</text:p>
      <text:p text:style-name="P5">Java en 10 minutos <text:s text:c="22"/>Mario Molina <text:s text:c="18"/>Siglo XXI <text:s text:c="19"/>45</text:p>
      <text:p text:style-name="P5">Cervantes y el quijote <text:s text:c="18"/>Borges- Casares <text:s text:c="15"/>Planeta <text:s text:c="18"/>48,62</text:p>
      <text:p text:style-name="P5"><text:soft-page-break/></text:p>
      <text:p text:style-name="P5">El libro de la selva <text:s text:c="80"/>15</text:p>
      <text:p text:style-name="P5"/>
      <text:p text:style-name="P2"/>
      <text:p text:style-name="P6"/>
      <text:p text:style-name="Standard"/>
      <text:p text:style-name="P10">La siguiente funcion recibe 1 parámetro, un valor a incrementar y retorna el valor ingresado como argumento con el incremento del 10%:</text:p>
      <text:p text:style-name="P4"/>
      <text:p text:style-name="P10">Podemos emplear las funciones en cualquier lugar en el que se permita una expresión en una sentencia "select", por ejemplo:</text:p>
      <text:p text:style-name="P7"><text:s/></text:p>
      <text:p text:style-name="P7"/>
      <text:p text:style-name="P10">El resultado mostrará el título de cada libro, el precio y el precio incrementado en un 10% devuelto por la función.</text:p>
      <text:p text:style-name="P10">La siguiente función recibe 2 parámetros, un valor a incrementar y el incremento y retorna el valor ingresado como primer argumento con el incremento especificado por el segundo argumento:</text:p>
      <text:p text:style-name="P7"/>
      <text:p text:style-name="P10">Realizamos un "select" y llamamos a la función creada anteriormente, enviando como primer argumento el campo "precio" y como segundo argumento el valor "20", es decir, incrementará en un 20" los precios de los libros:</text:p>
      <text:p text:style-name="P7"><text:s/></text:p>
      <text:p text:style-name="P7"/>
      <text:p text:style-name="P10">El resultado nos mostrará el título de cada libro, el precio y el precio incrementado en un 20% devuelto por la función.</text:p>
      <text:p text:style-name="P3"/>
      <text:p text:style-name="P10">Podemos realizar otros "select" llamando a la función con otro valor como segundo argumento, por ejemplo:</text:p>
      <text:p text:style-name="P3"/>
      <text:p text:style-name="P7"><text:s/></text:p>
      <text:p text:style-name="P7"/>
      <text:p text:style-name="P10">La siguiente función recibe un parámetro de tipo numérico y retorna una cadena de caracteres. Se define una variable en la zona de definición de variables denominada "valorretornado" de tipo varchar. En el cuerpo de la función empleamos una estructura condicional (if) para averiguar si el valor enviado como argumento es menor o igual a 20, si lo es, almacenamos en la variable "valorretornado" la cadena "economico", en caso contrario guardamos en tal variable la cadena "costoso"; al finalizar la estructura condicional retornamos la variable "valorretornado":</text:p>
      <text:p text:style-name="P7"><text:soft-page-break/></text:p>
      <text:p text:style-name="P7"/>
      <text:p text:style-name="P10">Realizamos un "select" y llamamos a la función creada anteriormente, enviando como argumento el campo "precio":</text:p>
      <text:p text:style-name="P7"><text:s/></text:p>
      <text:p text:style-name="P7"/>
      <text:p text:style-name="P10">El resultado mostrará el título de cada libro, el precio y el resultado devuelto por la función (si el precio es menor o mayor a $20, la cadena "economico" o "costoso" respectivamente).</text:p>
      <text:p text:style-name="P3"/>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loext:hyphenation-no-caps="false" loext:hyphenation-no-last-word="false" loext:hyphenation-word-char-count="no-limit" loext:hyphenation-zone="no-limit"/>
    </style:style>
    <style:style style:name="Puesto" style:family="paragraph" style:parent-style-name="Normal" style:next-style-name="Normal">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Puesto_20_Car" style:display-name="Puest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CUBILLO MENAYO, MERCEDES</meta:initial-creator>
    <meta:creation-date>2022-04-25T12:26:00Z</meta:creation-date>
    <dc:date>2023-04-26T17:27:35.046000000</dc:date>
    <meta:editing-cycles>5</meta:editing-cycles>
    <meta:editing-duration>PT3H41M30S</meta:editing-duration>
    <meta:document-statistic meta:table-count="0" meta:image-count="0" meta:object-count="0" meta:page-count="5" meta:paragraph-count="126" meta:word-count="898" meta:character-count="7735" meta:non-whitespace-character-count="5476"/>
    <meta:template xlink:type="simple" xlink:actuate="onRequest" xlink:title="" xlink:href="Normal.dotm"/>
  </office:meta>
</office:document-meta>
</file>